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/>
      <style:text-properties officeooo:paragraph-rsid="00076246"/>
    </style:style>
    <style:style style:name="P2" style:family="paragraph" style:parent-style-name="Standard" style:list-style-name="WWNum15">
      <style:paragraph-properties fo:margin-left="0.5in" fo:margin-right="0in" fo:margin-top="0in" fo:margin-bottom="0in" style:contextual-spacing="true" fo:text-indent="-0.2492in" style:auto-text-indent="false"/>
      <style:text-properties officeooo:paragraph-rsid="000b7068"/>
    </style:style>
    <style:style style:name="P3" style:family="paragraph" style:parent-style-name="Standard" style:list-style-name="WWNum12">
      <style:paragraph-properties fo:margin-left="0.5in" fo:margin-right="0in" fo:margin-top="0in" fo:margin-bottom="0in" style:contextual-spacing="true" fo:text-indent="-0.2492in" style:auto-text-indent="false"/>
      <style:text-properties officeooo:paragraph-rsid="00076246"/>
    </style:style>
    <style:style style:name="P4" style:family="paragraph" style:parent-style-name="Standard" style:list-style-name="WWNum20">
      <style:paragraph-properties fo:margin-left="0.5in" fo:margin-right="0in" fo:margin-top="0in" fo:margin-bottom="0in" style:contextual-spacing="true" fo:text-indent="-0.2492in" style:auto-text-indent="false"/>
      <style:text-properties officeooo:paragraph-rsid="00076246"/>
    </style:style>
    <style:style style:name="P5" style:family="paragraph" style:parent-style-name="Standard" style:list-style-name="WWNum15">
      <style:paragraph-properties fo:margin-left="0.5in" fo:margin-right="0in" fo:margin-top="0in" fo:margin-bottom="0in" style:contextual-spacing="true" fo:text-indent="-0.2492in" style:auto-text-indent="false"/>
      <style:text-properties officeooo:rsid="000abf53" officeooo:paragraph-rsid="000abf53"/>
    </style:style>
    <style:style style:name="P6" style:family="paragraph" style:parent-style-name="Standard" style:list-style-name="WWNum15">
      <style:paragraph-properties fo:margin-left="0.5in" fo:margin-right="0in" fo:margin-top="0in" fo:margin-bottom="0in" style:contextual-spacing="true" fo:text-indent="-0.2492in" style:auto-text-indent="false"/>
      <style:text-properties officeooo:rsid="000b7068" officeooo:paragraph-rsid="000b7068"/>
    </style:style>
    <style:style style:name="P7" style:family="paragraph" style:parent-style-name="Standard" style:list-style-name="WWNum20">
      <style:paragraph-properties fo:margin-left="0.5in" fo:margin-right="0in" fo:margin-top="0in" fo:margin-bottom="0in" style:contextual-spacing="true" fo:text-indent="-0.2492in" style:auto-text-indent="false"/>
      <style:text-properties officeooo:rsid="000b7068" officeooo:paragraph-rsid="000b7068"/>
    </style:style>
    <style:style style:name="P8" style:family="paragraph" style:parent-style-name="Standard" style:list-style-name="WWNum3">
      <style:paragraph-properties fo:margin-left="0.5in" fo:margin-right="0in" fo:margin-top="0in" fo:margin-bottom="0in" style:contextual-spacing="true" fo:line-height="115%" fo:text-align="start" style:justify-single-word="false" fo:text-indent="-0.2492in" style:auto-text-indent="false"/>
      <style:text-properties officeooo:rsid="000b7068" officeooo:paragraph-rsid="000b7068"/>
    </style:style>
    <style:style style:name="P9" style:family="paragraph" style:parent-style-name="Standard" style:list-style-name="WWNum9">
      <style:paragraph-properties fo:margin-left="0.5in" fo:margin-right="0in" fo:margin-top="0in" fo:margin-bottom="0in" style:contextual-spacing="true" fo:line-height="115%" fo:text-align="start" style:justify-single-word="false" fo:text-indent="-0.2492in" style:auto-text-indent="false"/>
      <style:text-properties officeooo:rsid="000b7068" officeooo:paragraph-rsid="000b7068"/>
    </style:style>
    <style:style style:name="P10" style:family="paragraph" style:parent-style-name="Standard" style:list-style-name="WWNum21">
      <style:paragraph-properties fo:margin-left="0.5in" fo:margin-right="0in" fo:margin-top="0in" fo:margin-bottom="0in" style:contextual-spacing="true" fo:text-indent="-0.2492in" style:auto-text-indent="false"/>
      <style:text-properties officeooo:rsid="000b7068" officeooo:paragraph-rsid="000b7068"/>
    </style:style>
    <style:style style:name="P11" style:family="paragraph" style:parent-style-name="Standard" style:list-style-name="WWNum13">
      <style:paragraph-properties fo:margin-left="0.5in" fo:margin-right="0in" fo:margin-top="0in" fo:margin-bottom="0in" style:contextual-spacing="true" fo:text-indent="-0.2492in" style:auto-text-indent="false"/>
      <style:text-properties officeooo:rsid="000b7068" officeooo:paragraph-rsid="000b7068"/>
    </style:style>
    <style:style style:name="P12" style:family="paragraph" style:parent-style-name="Standard" style:list-style-name="WWNum19">
      <style:paragraph-properties fo:margin-left="0.5in" fo:margin-right="0in" fo:margin-top="0in" fo:margin-bottom="0in" style:contextual-spacing="true" fo:line-height="115%" fo:text-align="start" style:justify-single-word="false" fo:text-indent="-0.2492in" style:auto-text-indent="false"/>
      <style:text-properties officeooo:rsid="000c5d99" officeooo:paragraph-rsid="000c5d99"/>
    </style:style>
    <style:style style:name="P13" style:family="paragraph" style:parent-style-name="Standard" style:list-style-name="WWNum20">
      <style:paragraph-properties fo:margin-left="0.5in" fo:margin-right="0in" fo:margin-top="0in" fo:margin-bottom="0in" style:contextual-spacing="true" fo:text-indent="-0.2492in" style:auto-text-indent="false"/>
      <style:text-properties officeooo:rsid="000c5d99" officeooo:paragraph-rsid="000c5d99"/>
    </style:style>
    <style:style style:name="P14" style:family="paragraph" style:parent-style-name="Heading_20_3">
      <style:paragraph-properties fo:margin-left="0in" fo:margin-right="0in" fo:margin-top="0.1945in" fo:margin-bottom="0.0555in" style:contextual-spacing="false" fo:line-height="115%" fo:text-align="start" style:justify-single-word="false" fo:text-indent="0in" style:auto-text-indent="false"/>
      <style:text-properties officeooo:paragraph-rsid="00076246"/>
    </style:style>
    <style:style style:name="P15" style:family="paragraph" style:parent-style-name="Heading_20_3">
      <style:paragraph-properties fo:margin-left="0in" fo:margin-right="0in" fo:margin-top="0.1945in" fo:margin-bottom="0.0555in" style:contextual-spacing="false" fo:line-height="115%" fo:text-align="start" style:justify-single-word="false" fo:text-indent="0in" style:auto-text-indent="false"/>
      <style:text-properties officeooo:rsid="00095e7b" officeooo:paragraph-rsid="00095e7b"/>
    </style:style>
    <style:style style:name="P16" style:family="paragraph" style:parent-style-name="Heading_20_3">
      <style:paragraph-properties fo:margin-top="0.1945in" fo:margin-bottom="0.0555in" style:contextual-spacing="false"/>
      <style:text-properties officeooo:paragraph-rsid="00076246"/>
    </style:style>
    <style:style style:name="P17" style:family="paragraph" style:parent-style-name="Heading_20_1">
      <style:paragraph-properties fo:margin-top="0.3335in" fo:margin-bottom="0.0835in" style:contextual-spacing="false"/>
      <style:text-properties officeooo:paragraph-rsid="00076246"/>
    </style:style>
    <style:style style:name="T1" style:family="text">
      <style:text-properties fo:color="#000000"/>
    </style:style>
    <style:style style:name="T2" style:family="text">
      <style:text-properties fo:color="#000000" officeooo:rsid="00095e7b"/>
    </style:style>
    <style:style style:name="T3" style:family="text">
      <style:text-properties officeooo:rsid="000b7068"/>
    </style:style>
    <style:style style:name="T4" style:family="text">
      <style:text-properties officeooo:rsid="000c5d99"/>
    </style:style>
    <style:style style:name="T5" style:family="text">
      <style:text-properties officeooo:rsid="000e0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0 <text:span text:style-name="T5">Operational Requirements</text:span></text:p>
      <text:p text:style-name="P15">Userfriendliness</text:p>
      <text:list xml:id="list1938022458566240612" text:style-name="WWNum13">
        <text:list-item>
          <text:p text:style-name="P11">The system interfaces, herein API and function calls, must be self-explanatory.</text:p>
        </text:list-item>
        <text:list-item>
          <text:p text:style-name="P11">The graphical user interface must be simple and clean, but still contain all the features any user might require to interact with the back-end system.</text:p>
        </text:list-item>
      </text:list>
      <text:p text:style-name="P15">Performance</text:p>
      <text:list xml:id="list9142862085664542352" text:style-name="WWNum15">
        <text:list-item>
          <text:p text:style-name="P5">The system should handle administration of at least 200 sensors.</text:p>
        </text:list-item>
        <text:list-item>
          <text:p text:style-name="P5">The database should be able to maintain at least 100 000 individual rules.</text:p>
        </text:list-item>
        <text:list-item>
          <text:p text:style-name="P6">Any operation in the system in normal operations (i.e. after the first big rule update) should take no longer than 1 second on average.</text:p>
        </text:list-item>
        <text:list-item>
          <text:p text:style-name="P2"><text:span text:style-name="T3">The relationship between time and workload should be linear, meaning that if a single operation that takes 1ms, ten operations should take 10ms.</text:span></text:p>
        </text:list-item>
      </text:list>
      <text:p text:style-name="P15">Capacity</text:p>
      <text:list xml:id="list2981609637209240537" text:style-name="WWNum12">
        <text:list-item>
          <text:p text:style-name="P3"/>
        </text:list-item>
      </text:list>
      <text:p text:style-name="P15">Reliability</text:p>
      <text:list xml:id="list8573886638297267320" text:style-name="WWNum20">
        <text:list-item>
          <text:p text:style-name="P7">The system must not cause a SNORT sensor to crash.</text:p>
        </text:list-item>
        <text:list-item>
          <text:p text:style-name="P13">The system should be able to restart a SNORT sensor in the event that one crashes.</text:p>
        </text:list-item>
        <text:list-item>
          <text:p text:style-name="P4"/>
        </text:list-item>
      </text:list>
      <text:p text:style-name="P15"><text:span text:style-name="T1">Security</text:span></text:p>
      <text:list xml:id="list8249902017566649095" text:style-name="WWNum21">
        <text:list-item>
          <text:p text:style-name="P10">The link between the system server and the remote sensor must be secured in such a way that a man in the middle cannot read the transmission in plaintext. </text:p>
        </text:list-item>
        <text:list-item>
          <text:p text:style-name="P10">The remote sensor and the system server must verify that they are trusted parties in the system, through authentication. </text:p>
        </text:list-item>
        <text:list-item>
          <text:p text:style-name="P10">Certain important API calls must be protected against misuse from a non-trusted party.</text:p>
        </text:list-item>
        <text:list-item>
          <text:p text:style-name="P10">All processes and files related to them system must exert the principle of least privilege.</text:p>
        </text:list-item>
      </text:list>
      <text:p text:style-name="P14"><text:bookmark text:name="h.5oophb6hy5z2"/><text:span text:style-name="T2">Availability</text:span></text:p>
      <text:list xml:id="list563049138372834432" text:style-name="WWNum3">
        <text:list-item>
          <text:p text:style-name="P8">The system must be responsive to API calls at all times. <text:span text:style-name="T4">In the event the system capacity limit is reached, new requests should be queued.</text:span></text:p>
        </text:list-item>
      </text:list>
      <text:p text:style-name="P15"><text:span text:style-name="T1">Flexibility</text:span></text:p>
      <text:list xml:id="list150346958190638368" text:style-name="WWNum9">
        <text:list-item>
          <text:p text:style-name="P9">The system must be portable to the majority of the popular linux distributions. </text:p>
        </text:list-item>
      </text:list>
      <text:p text:style-name="P16"><text:bookmark text:name="h.37e9rsqiivu"/><text:span text:style-name="T1">Intraoper</text:span><text:span text:style-name="T2">ability</text:span></text:p>
      <text:list xml:id="list8238674198523687471" text:style-name="WWNum19">
        <text:list-item>
          <text:p text:style-name="P12">The system must be able to work with SNORT in such a way that it can import new files to SNORTs configuration files structure and must be able to reset SNORT in such a way that the new configurations are loaded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" style:family="paragraph" style:default-outline-level="">
      <style:paragraph-properties fo:margin-left="0in" fo:margin-right="0in" fo:margin-top="0in" fo:margin-bottom="0in" style:contextual-spacing="tru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normal" style:default-outline-level="" style:class="text">
      <style:paragraph-properties fo:margin-top="0.3335in" fo:margin-bottom="0.0835in" style:contextual-spacing="true" fo:line-height="100%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default-outline-level="" style:class="text">
      <style:paragraph-properties fo:margin-top="0.1945in" fo:margin-bottom="0.0555in" style:contextual-spacing="true" fo:line-height="100%"/>
      <style:text-properties fo:color="#666666" fo:font-size="12pt" fo:font-weight="bold" style:font-size-asian="12pt" style:font-weight-asian="bold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yheim</meta:initial-creator>
    <meta:creation-date>2014-02-07T16:36:50.454319028</meta:creation-date>
    <dc:date>2014-02-07T17:32:53.021853507</dc:date>
    <dc:creator>Thomas Nyheim</dc:creator>
    <meta:editing-duration>PT55M29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26" meta:word-count="315" meta:character-count="1797" meta:non-whitespace-character-count="1520"/>
  </office:meta>
</office:document-meta>
</file>